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802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1.802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1.802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3.3099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3.31517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Picture 2" text:anchor-type="paragraph" svg:x="3.26528in" svg:y="0in" svg:width="2.96076in" svg:height="3.52569in" style:rel-width="scale" style:rel-height="scale"><draw:image xlink:href="media/image1.png" xlink:type="simple" xlink:show="embed" xlink:actuate="onLoad"/><svg:title/><svg:desc>Text

Description automatically generated with medium confidence</svg:desc></draw:frame><draw:frame draw:z-index="251658240" draw:style-name="a1" draw:name="Picture 1" text:anchor-type="paragraph" svg:x="-0.65139in" svg:y="0in" svg:width="2.95556in" svg:height="3.52569in" style:rel-width="scale" style:rel-height="scale"><draw:image xlink:href="media/image2.png" xlink:type="simple" xlink:show="embed" xlink:actuate="onLoad"/><svg:title/><svg:desc>Text

Description automatically generated</svg:desc></draw:frame></text:p>
      <text:p text:style-name="P2"><text:tab/></text:p>
      <text:p text:style-name="P3"/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Loqman</meta:initial-creator>
    <dc:creator>Mohammed Loqman</dc:creator>
    <meta:creation-date>2021-11-09T15:32:00Z</meta:creation-date>
    <dc:date>2021-11-09T15:35:00Z</dc:date>
    <meta:template xlink:href="Normal" xlink:type="simple"/>
    <meta:editing-cycles>1</meta:editing-cycles>
    <meta:editing-duration>PT180S</meta:editing-duration>
    <meta:document-statistic meta:page-count="1" meta:paragraph-count="1" meta:word-count="1" meta:character-count="6" meta:row-count="1" meta:non-whitespace-character-count="6"/>
  </office:meta>
</office:document-meta>
</file>